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6" style:family="table">
      <style:table-properties style:width="19.011cm" fo:margin-left="0cm" fo:break-before="page" table:align="left"/>
    </style:style>
    <style:style style:name="Table6.A" style:family="table-column">
      <style:table-column-properties style:column-width="1.014cm"/>
    </style:style>
    <style:style style:name="Table6.B" style:family="table-column">
      <style:table-column-properties style:column-width="0.893cm"/>
    </style:style>
    <style:style style:name="Table6.C" style:family="table-column">
      <style:table-column-properties style:column-width="0.326cm"/>
    </style:style>
    <style:style style:name="Table6.D" style:family="table-column">
      <style:table-column-properties style:column-width="2.866cm"/>
    </style:style>
    <style:style style:name="Table6.E" style:family="table-column">
      <style:table-column-properties style:column-width="1.141cm"/>
    </style:style>
    <style:style style:name="Table6.F" style:family="table-column">
      <style:table-column-properties style:column-width="0.18cm"/>
    </style:style>
    <style:style style:name="Table6.G" style:family="table-column">
      <style:table-column-properties style:column-width="12.591cm"/>
    </style:style>
    <style:style style:name="Table6.A1" style:family="table-cell">
      <style:table-cell-properties style:vertical-align="middle" fo:background-color="#dddddd" fo:padding="0.097cm" fo:border-left="0.05pt solid #000000" fo:border-right="none" fo:border-top="0.05pt solid #000000" fo:border-bottom="2pt solid #000000">
        <style:background-image/>
      </style:table-cell-properties>
    </style:style>
    <style:style style:name="Table6.C1" style:family="table-cell">
      <style:table-cell-properties fo:padding="0.097cm" fo:border-left="0.05pt solid #000000" fo:border-right="none" fo:border-top="0.05pt solid #000000" fo:border-bottom="2pt solid #000000"/>
    </style:style>
    <style:style style:name="Table6.D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padding="0.097cm" fo:border="0.05pt solid #000000"/>
    </style:style>
    <style:style style:name="Table6.C2" style:family="table-cell">
      <style:table-cell-properties fo:padding="0.097cm" fo:border-left="0.05pt solid #000000" fo:border-right="none" fo:border-top="0.05pt solid #000000" fo:border-bottom="2pt solid #000000"/>
    </style:style>
    <style:style style:name="Table6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0.05pt solid #000000" fo:border-bottom="2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0.05pt solid #000000" fo:border-bottom="2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0.05pt solid #000000" fo:border-bottom="2pt solid #000000"/>
    </style:style>
    <style:style style:name="Table6.D5" style:family="table-cell">
      <style:table-cell-properties style:vertical-align="middle"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0.05pt solid #000000" fo:border-bottom="2pt solid #000000"/>
    </style:style>
    <style:style style:name="Table6.E6" style:family="table-cell">
      <style:table-cell-properties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6.F6" style:family="table-cell">
      <style:table-cell-properties fo:padding="0.097cm" fo:border-left="0.05pt solid #000000" fo:border-right="0.05pt solid #000000" fo:border-top="none" fo:border-bottom="2pt solid #000000"/>
    </style:style>
    <style:style style:name="Table6.C7" style:family="table-cell">
      <style:table-cell-properties fo:padding="0.097cm" fo:border-left="0.05pt solid #000000" fo:border-right="none" fo:border-top="none" fo:border-bottom="2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2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9" style:family="table-cell">
      <style:table-cell-properties fo:padding="0.097cm" fo:border-left="0.05pt solid #000000" fo:border-right="none" fo:border-top="none" fo:border-bottom="2pt solid #000000"/>
    </style:style>
    <style:style style:name="Table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0" style:family="table-cell">
      <style:table-cell-properties fo:padding="0.097cm" fo:border-left="0.05pt solid #000000" fo:border-right="none" fo:border-top="none" fo:border-bottom="2pt solid #000000"/>
    </style:style>
    <style:style style:name="Table6.E10" style:family="table-cell">
      <style:table-cell-properties fo:padding="0.097cm" fo:border-left="0.05pt solid #000000" fo:border-right="0.05pt solid #000000" fo:border-top="none" fo:border-bottom="2pt solid #000000"/>
    </style:style>
    <style:style style:name="Table6.C11" style:family="table-cell">
      <style:table-cell-properties fo:padding="0.097cm" fo:border-left="0.05pt solid #000000" fo:border-right="none" fo:border-top="none" fo:border-bottom="2pt solid #000000"/>
    </style:style>
    <style:style style:name="Table6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2" style:family="table-cell">
      <style:table-cell-properties fo:padding="0.097cm" fo:border-left="0.05pt solid #000000" fo:border-right="none" fo:border-top="none" fo:border-bottom="2pt solid #000000"/>
    </style:style>
    <style:style style:name="Table6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3" style:family="table-cell">
      <style:table-cell-properties fo:padding="0.097cm" fo:border-left="0.05pt solid #000000" fo:border-right="none" fo:border-top="none" fo:border-bottom="2pt solid #000000"/>
    </style:style>
    <style:style style:name="Table6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4" style:family="table-cell">
      <style:table-cell-properties fo:padding="0.097cm" fo:border-left="0.05pt solid #000000" fo:border-right="none" fo:border-top="none" fo:border-bottom="2pt solid #000000"/>
    </style:style>
    <style:style style:name="Table6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5" style:family="table-cell">
      <style:table-cell-properties fo:padding="0.097cm" fo:border-left="0.05pt solid #000000" fo:border-right="none" fo:border-top="none" fo:border-bottom="2pt solid #000000"/>
    </style:style>
    <style:style style:name="Table6.E1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6" style:family="table-cell">
      <style:table-cell-properties fo:padding="0.097cm" fo:border-left="0.05pt solid #000000" fo:border-right="none" fo:border-top="none" fo:border-bottom="2pt solid #000000"/>
    </style:style>
    <style:style style:name="Table6.E16" style:family="table-cell">
      <style:table-cell-properties fo:padding="0.097cm" fo:border-left="0.05pt solid #000000" fo:border-right="0.05pt solid #000000" fo:border-top="none" fo:border-bottom="2pt solid #000000"/>
    </style:style>
    <style:style style:name="Table6.C17" style:family="table-cell">
      <style:table-cell-properties fo:padding="0.097cm" fo:border-left="0.05pt solid #000000" fo:border-right="none" fo:border-top="none" fo:border-bottom="0.05pt solid #000000"/>
    </style:style>
    <style:style style:name="Table6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8" style:family="table-cell">
      <style:table-cell-properties fo:padding="0.097cm" fo:border-left="0.05pt solid #000000" fo:border-right="none" fo:border-top="none" fo:border-bottom="0.05pt solid #000000"/>
    </style:style>
    <style:style style:name="Table6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9" style:family="table-cell">
      <style:table-cell-properties fo:padding="0.097cm" fo:border-left="0.05pt solid #000000" fo:border-right="none" fo:border-top="none" fo:border-bottom="0.05pt solid #000000"/>
    </style:style>
    <style:style style:name="Table6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0" style:family="table-cell">
      <style:table-cell-properties fo:padding="0.097cm" fo:border-left="0.05pt solid #000000" fo:border-right="none" fo:border-top="none" fo:border-bottom="0.05pt solid #000000"/>
    </style:style>
    <style:style style:name="Table6.E2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1" style:family="table-cell">
      <style:table-cell-properties fo:padding="0.097cm" fo:border-left="0.05pt solid #000000" fo:border-right="none" fo:border-top="none" fo:border-bottom="0.05pt solid #000000"/>
    </style:style>
    <style:style style:name="Table6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2" style:family="table-cell">
      <style:table-cell-properties fo:padding="0.097cm" fo:border-left="0.05pt solid #000000" fo:border-right="none" fo:border-top="none" fo:border-bottom="0.05pt solid #000000"/>
    </style:style>
    <style:style style:name="Table6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3" style:family="table-cell">
      <style:table-cell-properties fo:padding="0.097cm" fo:border-left="0.05pt solid #000000" fo:border-right="none" fo:border-top="none" fo:border-bottom="0.05pt solid #000000"/>
    </style:style>
    <style:style style:name="Table6.E2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89701d" officeooo:paragraph-rsid="0089701d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89701d" officeooo:paragraph-rsid="0089701d"/>
    </style:style>
    <style:style style:name="P4" style:family="paragraph" style:parent-style-name="Table_20_Contents">
      <style:text-properties officeooo:rsid="0013fd11" officeooo:paragraph-rsid="00465cd4"/>
    </style:style>
    <style:style style:name="P5" style:family="paragraph" style:parent-style-name="Table_20_Contents">
      <style:text-properties officeooo:rsid="0015a5fe" officeooo:paragraph-rsid="0048ef69"/>
    </style:style>
    <style:style style:name="P6" style:family="paragraph" style:parent-style-name="Table_20_Contents">
      <style:text-properties officeooo:rsid="00184310" officeooo:paragraph-rsid="0048572e"/>
    </style:style>
    <style:style style:name="P7" style:family="paragraph" style:parent-style-name="Table_20_Contents">
      <style:text-properties officeooo:rsid="0018cbaa" officeooo:paragraph-rsid="004ffd14"/>
    </style:style>
    <style:style style:name="P8" style:family="paragraph" style:parent-style-name="Table_20_Contents">
      <style:text-properties officeooo:rsid="001a1e63" officeooo:paragraph-rsid="004ac403"/>
    </style:style>
    <style:style style:name="P9" style:family="paragraph" style:parent-style-name="Table_20_Contents">
      <style:text-properties officeooo:rsid="001bd081" officeooo:paragraph-rsid="003dc2ad"/>
    </style:style>
    <style:style style:name="P10" style:family="paragraph" style:parent-style-name="Table_20_Contents">
      <style:text-properties officeooo:rsid="001bd081" officeooo:paragraph-rsid="003df916"/>
    </style:style>
    <style:style style:name="P11" style:family="paragraph" style:parent-style-name="Table_20_Contents">
      <style:text-properties officeooo:rsid="001bd081" officeooo:paragraph-rsid="003f8360"/>
    </style:style>
    <style:style style:name="P12" style:family="paragraph" style:parent-style-name="Table_20_Contents">
      <style:text-properties officeooo:rsid="001bd081" officeooo:paragraph-rsid="00412c96"/>
    </style:style>
    <style:style style:name="P13" style:family="paragraph" style:parent-style-name="Table_20_Contents">
      <style:text-properties officeooo:rsid="001bd081" officeooo:paragraph-rsid="0044c149"/>
    </style:style>
    <style:style style:name="P14" style:family="paragraph" style:parent-style-name="Table_20_Contents">
      <style:text-properties officeooo:rsid="001bd081" officeooo:paragraph-rsid="00464211"/>
    </style:style>
    <style:style style:name="P15" style:family="paragraph" style:parent-style-name="Table_20_Contents">
      <style:text-properties officeooo:rsid="001bd081" officeooo:paragraph-rsid="004ea3cc"/>
    </style:style>
    <style:style style:name="P16" style:family="paragraph" style:parent-style-name="Table_20_Contents">
      <style:text-properties officeooo:rsid="001bd081" officeooo:paragraph-rsid="004f59f3"/>
    </style:style>
    <style:style style:name="P17" style:family="paragraph" style:parent-style-name="Table_20_Contents">
      <style:text-properties officeooo:rsid="001bd081" officeooo:paragraph-rsid="003a22a0"/>
    </style:style>
    <style:style style:name="P18" style:family="paragraph" style:parent-style-name="Table_20_Contents">
      <style:text-properties officeooo:rsid="001bd081" officeooo:paragraph-rsid="0045c583"/>
    </style:style>
    <style:style style:name="P19" style:family="paragraph" style:parent-style-name="Table_20_Contents">
      <style:text-properties officeooo:rsid="001d335c" officeooo:paragraph-rsid="004a56d9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0e4bd" officeooo:paragraph-rsid="0030e4b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330b07" officeooo:paragraph-rsid="00330b07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353c8d" officeooo:paragraph-rsid="00353c8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321b53" officeooo:paragraph-rsid="00321b53" style:font-weight-asian="bold" style:font-weight-complex="bold"/>
    </style:style>
    <style:style style:name="P25" style:family="paragraph" style:parent-style-name="Table_20_Contents">
      <style:text-properties officeooo:rsid="0022fbc4" officeooo:paragraph-rsid="004cb74c"/>
    </style:style>
    <style:style style:name="P26" style:family="paragraph" style:parent-style-name="Table_20_Contents">
      <style:text-properties officeooo:rsid="002b39a6" officeooo:paragraph-rsid="0072d038"/>
    </style:style>
    <style:style style:name="P27" style:family="paragraph" style:parent-style-name="Table_20_Contents">
      <style:paragraph-properties fo:text-align="center" style:justify-single-word="false"/>
      <style:text-properties officeooo:rsid="002b39a6" officeooo:paragraph-rsid="002b39a6"/>
    </style:style>
    <style:style style:name="P28" style:family="paragraph" style:parent-style-name="Table_20_Contents">
      <style:text-properties officeooo:rsid="0050c7a6" officeooo:paragraph-rsid="0050c7a6"/>
    </style:style>
    <style:style style:name="P29" style:family="paragraph" style:parent-style-name="Table_20_Contents">
      <style:text-properties officeooo:rsid="006aef2f"/>
    </style:style>
    <style:style style:name="P30" style:family="paragraph" style:parent-style-name="Table_20_Contents">
      <style:text-properties officeooo:rsid="006aef2f" officeooo:paragraph-rsid="006aef2f"/>
    </style:style>
    <style:style style:name="P31" style:family="paragraph" style:parent-style-name="Table_20_Contents">
      <style:text-properties officeooo:rsid="00720362" officeooo:paragraph-rsid="00720362"/>
    </style:style>
    <style:style style:name="P32" style:family="paragraph" style:parent-style-name="Table_20_Contents">
      <style:paragraph-properties fo:text-align="center" style:justify-single-word="false"/>
      <style:text-properties officeooo:rsid="00720362" officeooo:paragraph-rsid="00720362"/>
    </style:style>
    <style:style style:name="P33" style:family="paragraph" style:parent-style-name="Table_20_Contents">
      <style:text-properties officeooo:rsid="00720362" officeooo:paragraph-rsid="008608d5"/>
    </style:style>
    <style:style style:name="P34" style:family="paragraph" style:parent-style-name="Table_20_Contents">
      <style:paragraph-properties fo:text-align="center" style:justify-single-word="false"/>
      <style:text-properties officeooo:rsid="0072d038" officeooo:paragraph-rsid="0072d038"/>
    </style:style>
    <style:style style:name="P35" style:family="paragraph" style:parent-style-name="Table_20_Contents">
      <style:paragraph-properties fo:text-align="center" style:justify-single-word="false"/>
      <style:text-properties officeooo:rsid="002f3201" officeooo:paragraph-rsid="002f3201"/>
    </style:style>
    <style:style style:name="P36" style:family="paragraph" style:parent-style-name="Table_20_Contents">
      <style:paragraph-properties fo:text-align="center" style:justify-single-word="false"/>
      <style:text-properties officeooo:rsid="0031aaa1" officeooo:paragraph-rsid="0031aaa1"/>
    </style:style>
    <style:style style:name="P37" style:family="paragraph" style:parent-style-name="Table_20_Contents">
      <style:paragraph-properties fo:text-align="center" style:justify-single-word="false"/>
      <style:text-properties officeooo:rsid="00321b53" officeooo:paragraph-rsid="00321b53"/>
    </style:style>
    <style:style style:name="P38" style:family="paragraph" style:parent-style-name="Table_20_Contents">
      <style:paragraph-properties fo:text-align="center" style:justify-single-word="false"/>
      <style:text-properties officeooo:rsid="00339bd1" officeooo:paragraph-rsid="00339bd1"/>
    </style:style>
    <style:style style:name="P39" style:family="paragraph" style:parent-style-name="Table_20_Contents">
      <style:paragraph-properties fo:text-align="center" style:justify-single-word="false"/>
      <style:text-properties officeooo:rsid="0029ea70" officeooo:paragraph-rsid="0029ea70"/>
    </style:style>
    <style:style style:name="P40" style:family="paragraph" style:parent-style-name="Table_20_Contents">
      <style:paragraph-properties fo:text-align="center" style:justify-single-word="false"/>
      <style:text-properties officeooo:rsid="008608d5" officeooo:paragraph-rsid="008608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table:number-rows-spanned="6" office:value-type="string" table:protected="true">
            <text:p text:style-name="P20">E</text:p>
            <text:p text:style-name="P20">X</text:p>
            <text:p text:style-name="P20">P</text:p>
            <text:p text:style-name="P20">O</text:p>
            <text:p text:style-name="P20">S</text:p>
            <text:p text:style-name="P20">I</text:p>
            <text:p text:style-name="P20">T</text:p>
            <text:p text:style-name="P20">I</text:p>
            <text:p text:style-name="P20">O</text:p>
            <text:p text:style-name="P20">N</text:p>
          </table:table-cell>
          <table:table-cell table:style-name="Table6.A1" table:number-rows-spanned="6" office:value-type="string" table:protected="true">
            <text:p text:style-name="P2"/>
          </table:table-cell>
          <table:table-cell table:style-name="Table6.C6" table:number-rows-spanned="6" office:value-type="string" table:protected="true">
            <text:p text:style-name="Table_20_Contents"/>
          </table:table-cell>
          <table:table-cell table:style-name="Table6.D1" office:value-type="string" table:protected="true">
            <text:p text:style-name="P27">Préambule</text:p>
          </table:table-cell>
          <table:table-cell table:style-name="Table6.E1" table:number-columns-spanned="3" office:value-type="string">
            <text:p text:style-name="P17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7">Incident</text:p>
            <text:p text:style-name="P27">perturbateur</text:p>
          </table:table-cell>
          <table:table-cell table:style-name="Table6.E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7">Incident </text:p>
            <text:p text:style-name="P27">déclencheur</text:p>
          </table:table-cell>
          <table:table-cell table:style-name="Table6.E3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7">Zone de refus</text:p>
          </table:table-cell>
          <table:table-cell table:style-name="Table6.E4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5" table:number-rows-spanned="2" office:value-type="string" table:protected="true">
            <text:p text:style-name="P27">Pivot 1</text:p>
          </table:table-cell>
          <table:table-cell table:style-name="Table6.E5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6.E6" office:value-type="string" table:protected="true">
            <text:p text:style-name="P34">QDF</text:p>
          </table:table-cell>
          <table:table-cell table:style-name="Table6.F6" table:number-columns-spanned="2" office:value-type="string">
            <text:p text:style-name="P26"/>
          </table:table-cell>
          <table:covered-table-cell/>
        </table:table-row>
        <table:table-row>
          <table:table-cell table:style-name="Table6.D5" table:number-rows-spanned="10" office:value-type="string" table:protected="true">
            <text:p text:style-name="P22">D</text:p>
            <text:p text:style-name="P22">É</text:p>
            <text:p text:style-name="P22">V</text:p>
            <text:p text:style-name="P22">E</text:p>
            <text:p text:style-name="P22">L</text:p>
            <text:p text:style-name="P22">O</text:p>
            <text:p text:style-name="P22">P</text:p>
            <text:p text:style-name="P22">P</text:p>
            <text:p text:style-name="P22">E</text:p>
            <text:p text:style-name="P22">M</text:p>
            <text:p text:style-name="P22">E</text:p>
            <text:p text:style-name="P22">N</text:p>
            <text:p text:style-name="P22">T</text:p>
          </table:table-cell>
          <table:table-cell table:style-name="Table6.D5" table:number-rows-spanned="4" office:value-type="string" table:protected="true">
            <text:p text:style-name="P20">P</text:p>
            <text:p text:style-name="P20">A</text:p>
            <text:p text:style-name="P20">R</text:p>
            <text:p text:style-name="P20">T</text:p>
            <text:p text:style-name="P20">I</text:p>
            <text:p text:style-name="P20">E</text:p>
            <text:p text:style-name="P20"/>
            <text:p text:style-name="P20"><text:s/>1</text:p>
          </table:table-cell>
          <table:table-cell table:style-name="Table6.C10" table:number-rows-spanned="4" office:value-type="string" table:protected="true">
            <text:p text:style-name="Table_20_Contents"/>
          </table:table-cell>
          <table:table-cell table:style-name="Table6.D2" office:value-type="string" table:protected="true">
            <text:p text:style-name="P35">Première action</text:p>
          </table:table-cell>
          <table:table-cell table:style-name="Table6.E7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35">Description</text:p>
            <text:p text:style-name="P35">générale</text:p>
          </table:table-cell>
          <table:table-cell table:style-name="Table6.E8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35">1/3</text:p>
          </table:table-cell>
          <table:table-cell table:style-name="Table6.E9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5" office:value-type="string" table:protected="true">
            <text:p text:style-name="P35">Clé de voûte</text:p>
          </table:table-cell>
          <table:table-cell table:style-name="Table6.E10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covered-table-cell/>
          <table:table-cell table:style-name="Table6.D5" table:number-rows-spanned="6" office:value-type="string" table:protected="true">
            <text:p text:style-name="P24">P</text:p>
            <text:p text:style-name="P24">A</text:p>
            <text:p text:style-name="P24">R</text:p>
            <text:p text:style-name="P24">T</text:p>
            <text:p text:style-name="P24">I</text:p>
            <text:p text:style-name="P24">E</text:p>
            <text:p text:style-name="P24"/>
            <text:p text:style-name="P24">2</text:p>
          </table:table-cell>
          <table:table-cell table:style-name="Table6.C16" table:number-rows-spanned="6" office:value-type="string" table:protected="true">
            <text:p text:style-name="Table_20_Contents"/>
          </table:table-cell>
          <table:table-cell table:style-name="Table6.D2" office:value-type="string" table:protected="true">
            <text:p text:style-name="P36">Conséquences</text:p>
          </table:table-cell>
          <table:table-cell table:style-name="Table6.E1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37">Description</text:p>
            <text:p text:style-name="P37">générale</text:p>
          </table:table-cell>
          <table:table-cell table:style-name="Table6.E1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37">2/3</text:p>
          </table:table-cell>
          <table:table-cell table:style-name="Table6.E13" table:number-columns-spanned="3" office:value-type="string">
            <text:p text:style-name="P30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table:number-rows-spanned="2" office:value-type="string" table:protected="true">
            <text:p text:style-name="P37">Crise</text:p>
          </table:table-cell>
          <table:table-cell table:style-name="Table6.E14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6.E15" table:number-columns-spanned="2" office:value-type="string" table:protected="true">
            <text:p text:style-name="P32">Sortie</text:p>
          </table:table-cell>
          <table:covered-table-cell/>
          <table:table-cell table:style-name="Table6.G15" office:value-type="string">
            <text:p text:style-name="P31"/>
          </table:table-cell>
        </table:table-row>
        <table:table-row>
          <table:covered-table-cell/>
          <table:covered-table-cell/>
          <table:covered-table-cell/>
          <table:table-cell table:style-name="Table6.D5" office:value-type="string" table:protected="true">
            <text:p text:style-name="P37">Pivot 2</text:p>
          </table:table-cell>
          <table:table-cell table:style-name="Table6.E16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le6.D2" table:number-rows-spanned="7" office:value-type="string" table:protected="true">
            <text:p text:style-name="P23">D</text:p>
            <text:p text:style-name="P23">É</text:p>
            <text:p text:style-name="P23">N</text:p>
            <text:p text:style-name="P23">O</text:p>
            <text:p text:style-name="P23">U</text:p>
            <text:p text:style-name="P23">E</text:p>
            <text:p text:style-name="P23">M</text:p>
            <text:p text:style-name="P23">E</text:p>
            <text:p text:style-name="P23">N</text:p>
            <text:p text:style-name="P23">T</text:p>
          </table:table-cell>
          <table:table-cell table:style-name="Table6.D2" table:number-rows-spanned="7" office:value-type="string" table:protected="true">
            <text:p text:style-name="P21"/>
          </table:table-cell>
          <table:table-cell table:style-name="Table6.C23" table:number-rows-spanned="7" office:value-type="string" table:protected="true">
            <text:p text:style-name="Table_20_Contents"/>
          </table:table-cell>
          <table:table-cell table:style-name="Table6.D2" office:value-type="string" table:protected="true">
            <text:p text:style-name="P38">Conséquences</text:p>
          </table:table-cell>
          <table:table-cell table:style-name="Table6.E17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38">Description</text:p>
            <text:p text:style-name="P38">générale</text:p>
          </table:table-cell>
          <table:table-cell table:style-name="Table6.E18" table:number-columns-spanned="3" office:value-type="string">
            <text:p text:style-name="P25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table:number-rows-spanned="2" office:value-type="string" table:protected="true">
            <text:p text:style-name="P38">Crise</text:p>
          </table:table-cell>
          <table:table-cell table:style-name="Table6.E19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6.E20" table:number-columns-spanned="2" office:value-type="string" table:protected="true">
            <text:p text:style-name="P40">Sortie</text:p>
          </table:table-cell>
          <table:covered-table-cell/>
          <table:table-cell table:style-name="Table6.G20" office:value-type="string">
            <text:p text:style-name="P33"/>
          </table:table-cell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39">Climax</text:p>
          </table:table-cell>
          <table:table-cell table:style-name="Table6.E2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39">RDF</text:p>
          </table:table-cell>
          <table:table-cell table:style-name="Table6.E22" table:number-columns-spanned="3" office:value-type="string">
            <text:p text:style-name="P28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7">Désinence</text:p>
          </table:table-cell>
          <table:table-cell table:style-name="Table6.E2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.5pt" officeooo:rsid="0089701d" officeooo:paragraph-rsid="0089701d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ttp://www.laboiteaoutilsdelauteur.f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1:19:48.278966000</meta:creation-date>
    <dc:date>2017-02-06T10:44:58.362365000</dc:date>
    <meta:editing-duration>PT1H50M1S</meta:editing-duration>
    <meta:editing-cycles>88</meta:editing-cycles>
    <meta:generator>LibreOffice/5.1.6.2$MacOSX_X86_64 LibreOffice_project/07ac168c60a517dba0f0d7bc7540f5afa45f0909</meta:generator>
    <dc:creator>Philippe Perret</dc:creator>
    <meta:document-statistic meta:table-count="1" meta:image-count="0" meta:object-count="0" meta:page-count="1" meta:paragraph-count="76" meta:word-count="83" meta:character-count="318" meta:non-whitespace-character-count="309"/>
  </office:meta>
</office:document-meta>
</file>